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5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6cm" svg:height="8.988cm" svg:x="34.655cm" svg:y="9.784cm">
            <draw:object draw:notify-on-update-of-ranges="Sheet1.V3:Sheet1.V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payload_siz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Bytes / frame</text:p>
          </table:table-cell>
        </table:table-row>
        <table:table-row table:style-name="ro1">
          <table:table-cell office:value-type="string" calcext:value-type="string">
            <text:p>sum_bpu</text:p>
          </table:table-cell>
          <table:table-cell/>
          <table:table-cell office:value-type="string" calcext:value-type="string">
            <text:p>Biggest compatible payload size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*</text:p>
          </table:table-cell>
          <table:table-cell table:style-name="ce1" table:formula="of:=[.$F$1]*8/[.A3]" office:value-type="float" office:value="256" calcext:value-type="float">
            <text:p>256</text:p>
          </table:table-cell>
          <table:table-cell table:formula="of:=[.$G$1]*8/[.$A3]" office:value-type="float" office:value="248" calcext:value-type="float">
            <text:p>248</text:p>
          </table:table-cell>
          <table:table-cell table:formula="of:=[.$H$1]*8/[.$A3]" office:value-type="float" office:value="240" calcext:value-type="float">
            <text:p>240</text:p>
          </table:table-cell>
          <table:table-cell table:formula="of:=[.$I$1]*8/[.$A3]" office:value-type="float" office:value="232" calcext:value-type="float">
            <text:p>232</text:p>
          </table:table-cell>
          <table:table-cell table:formula="of:=[.$J$1]*8/[.$A3]" office:value-type="float" office:value="224" calcext:value-type="float">
            <text:p>224</text:p>
          </table:table-cell>
          <table:table-cell table:formula="of:=[.$K$1]*8/[.$A3]" office:value-type="float" office:value="216" calcext:value-type="float">
            <text:p>216</text:p>
          </table:table-cell>
          <table:table-cell table:formula="of:=[.$L$1]*8/[.$A3]" office:value-type="float" office:value="208" calcext:value-type="float">
            <text:p>208</text:p>
          </table:table-cell>
          <table:table-cell table:formula="of:=[.$M$1]*8/[.$A3]" office:value-type="float" office:value="192" calcext:value-type="float">
            <text:p>192</text:p>
          </table:table-cell>
          <table:table-cell table:formula="of:=[.$N$1]*8/[.$A3]" office:value-type="float" office:value="176" calcext:value-type="float">
            <text:p>176</text:p>
          </table:table-cell>
          <table:table-cell table:formula="of:=[.$O$1]*8/[.$A3]" office:value-type="float" office:value="168" calcext:value-type="float">
            <text:p>168</text:p>
          </table:table-cell>
          <table:table-cell table:formula="of:=[.$P$1]*8/[.$A3]" office:value-type="float" office:value="160" calcext:value-type="float">
            <text:p>160</text:p>
          </table:table-cell>
          <table:table-cell table:formula="of:=[.$Q$1]*8/[.$A3]" office:value-type="float" office:value="152" calcext:value-type="float">
            <text:p>152</text:p>
          </table:table-cell>
          <table:table-cell table:formula="of:=[.$R$1]*8/[.$A3]" office:value-type="float" office:value="144" calcext:value-type="float">
            <text:p>144</text:p>
          </table:table-cell>
          <table:table-cell table:number-columns-repeated="3"/>
          <table:table-cell table:formula="of:=320*240*[.A3]/8"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*</text:p>
          </table:table-cell>
          <table:table-cell table:style-name="ce1" table:formula="of:=[.$F$1]*8/[.A4]" office:value-type="float" office:value="128" calcext:value-type="float">
            <text:p>128</text:p>
          </table:table-cell>
          <table:table-cell table:formula="of:=[.$G$1]*8/[.$A4]" office:value-type="float" office:value="124" calcext:value-type="float">
            <text:p>124</text:p>
          </table:table-cell>
          <table:table-cell table:formula="of:=[.$H$1]*8/[.$A4]" office:value-type="float" office:value="120" calcext:value-type="float">
            <text:p>120</text:p>
          </table:table-cell>
          <table:table-cell table:formula="of:=[.$I$1]*8/[.$A4]" office:value-type="float" office:value="116" calcext:value-type="float">
            <text:p>116</text:p>
          </table:table-cell>
          <table:table-cell table:formula="of:=[.$J$1]*8/[.$A4]" office:value-type="float" office:value="112" calcext:value-type="float">
            <text:p>112</text:p>
          </table:table-cell>
          <table:table-cell table:formula="of:=[.$K$1]*8/[.$A4]" office:value-type="float" office:value="108" calcext:value-type="float">
            <text:p>108</text:p>
          </table:table-cell>
          <table:table-cell table:formula="of:=[.$L$1]*8/[.$A4]" office:value-type="float" office:value="104" calcext:value-type="float">
            <text:p>104</text:p>
          </table:table-cell>
          <table:table-cell table:formula="of:=[.$M$1]*8/[.$A4]" office:value-type="float" office:value="96" calcext:value-type="float">
            <text:p>96</text:p>
          </table:table-cell>
          <table:table-cell table:formula="of:=[.$N$1]*8/[.$A4]" office:value-type="float" office:value="88" calcext:value-type="float">
            <text:p>88</text:p>
          </table:table-cell>
          <table:table-cell table:formula="of:=[.$O$1]*8/[.$A4]" office:value-type="float" office:value="84" calcext:value-type="float">
            <text:p>84</text:p>
          </table:table-cell>
          <table:table-cell table:formula="of:=[.$P$1]*8/[.$A4]" office:value-type="float" office:value="80" calcext:value-type="float">
            <text:p>80</text:p>
          </table:table-cell>
          <table:table-cell table:formula="of:=[.$Q$1]*8/[.$A4]" office:value-type="float" office:value="76" calcext:value-type="float">
            <text:p>76</text:p>
          </table:table-cell>
          <table:table-cell table:formula="of:=[.$R$1]*8/[.$A4]" office:value-type="float" office:value="72" calcext:value-type="float">
            <text:p>72</text:p>
          </table:table-cell>
          <table:table-cell table:number-columns-repeated="3"/>
          <table:table-cell table:formula="of:=320*240*[.A4]/8" office:value-type="float" office:value="19200" calcext:value-type="float">
            <text:p>19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formula="of:=[.$F$1]*8/[.A5]" office:value-type="float" office:value="85.3333333333333" calcext:value-type="float">
            <text:p>85.3333333333333</text:p>
          </table:table-cell>
          <table:table-cell table:formula="of:=[.$G$1]*8/[.$A5]" office:value-type="float" office:value="82.6666666666667" calcext:value-type="float">
            <text:p>82.6666666666667</text:p>
          </table:table-cell>
          <table:table-cell table:style-name="ce1" table:formula="of:=[.$H$1]*8/[.$A5]" office:value-type="float" office:value="80" calcext:value-type="float">
            <text:p>80</text:p>
          </table:table-cell>
          <table:table-cell table:formula="of:=[.$I$1]*8/[.$A5]" office:value-type="float" office:value="77.3333333333333" calcext:value-type="float">
            <text:p>77.3333333333333</text:p>
          </table:table-cell>
          <table:table-cell table:formula="of:=[.$J$1]*8/[.$A5]" office:value-type="float" office:value="74.6666666666667" calcext:value-type="float">
            <text:p>74.6666666666667</text:p>
          </table:table-cell>
          <table:table-cell table:formula="of:=[.$K$1]*8/[.$A5]" office:value-type="float" office:value="72" calcext:value-type="float">
            <text:p>72</text:p>
          </table:table-cell>
          <table:table-cell table:formula="of:=[.$L$1]*8/[.$A5]" office:value-type="float" office:value="69.3333333333333" calcext:value-type="float">
            <text:p>69.3333333333333</text:p>
          </table:table-cell>
          <table:table-cell table:formula="of:=[.$M$1]*8/[.$A5]" office:value-type="float" office:value="64" calcext:value-type="float">
            <text:p>64</text:p>
          </table:table-cell>
          <table:table-cell table:formula="of:=[.$N$1]*8/[.$A5]" office:value-type="float" office:value="58.6666666666667" calcext:value-type="float">
            <text:p>58.6666666666667</text:p>
          </table:table-cell>
          <table:table-cell table:formula="of:=[.$O$1]*8/[.$A5]" office:value-type="float" office:value="56" calcext:value-type="float">
            <text:p>56</text:p>
          </table:table-cell>
          <table:table-cell table:formula="of:=[.$P$1]*8/[.$A5]" office:value-type="float" office:value="53.3333333333333" calcext:value-type="float">
            <text:p>53.3333333333333</text:p>
          </table:table-cell>
          <table:table-cell table:formula="of:=[.$Q$1]*8/[.$A5]" office:value-type="float" office:value="50.6666666666667" calcext:value-type="float">
            <text:p>50.6666666666667</text:p>
          </table:table-cell>
          <table:table-cell table:formula="of:=[.$R$1]*8/[.$A5]" office:value-type="float" office:value="48" calcext:value-type="float">
            <text:p>48</text:p>
          </table:table-cell>
          <table:table-cell table:number-columns-repeated="3"/>
          <table:table-cell table:formula="of:=320*240*[.A5]/8" office:value-type="float" office:value="28800" calcext:value-type="float">
            <text:p>288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style-name="ce1" table:formula="of:=[.$F$1]*8/[.A6]" office:value-type="float" office:value="64" calcext:value-type="float">
            <text:p>64</text:p>
          </table:table-cell>
          <table:table-cell table:formula="of:=[.$G$1]*8/[.A6]" office:value-type="float" office:value="62" calcext:value-type="float">
            <text:p>62</text:p>
          </table:table-cell>
          <table:table-cell table:formula="of:=[.$H$1]*8/[.$A6]" office:value-type="float" office:value="60" calcext:value-type="float">
            <text:p>60</text:p>
          </table:table-cell>
          <table:table-cell table:formula="of:=[.$I$1]*8/[.$A6]" office:value-type="float" office:value="58" calcext:value-type="float">
            <text:p>58</text:p>
          </table:table-cell>
          <table:table-cell table:formula="of:=[.$J$1]*8/[.$A6]" office:value-type="float" office:value="56" calcext:value-type="float">
            <text:p>56</text:p>
          </table:table-cell>
          <table:table-cell table:formula="of:=[.$K$1]*8/[.$A6]" office:value-type="float" office:value="54" calcext:value-type="float">
            <text:p>54</text:p>
          </table:table-cell>
          <table:table-cell table:formula="of:=[.$L$1]*8/[.$A6]" office:value-type="float" office:value="52" calcext:value-type="float">
            <text:p>52</text:p>
          </table:table-cell>
          <table:table-cell table:formula="of:=[.$M$1]*8/[.$A6]" office:value-type="float" office:value="48" calcext:value-type="float">
            <text:p>48</text:p>
          </table:table-cell>
          <table:table-cell table:formula="of:=[.$N$1]*8/[.$A6]" office:value-type="float" office:value="44" calcext:value-type="float">
            <text:p>44</text:p>
          </table:table-cell>
          <table:table-cell table:formula="of:=[.$O$1]*8/[.$A6]" office:value-type="float" office:value="42" calcext:value-type="float">
            <text:p>42</text:p>
          </table:table-cell>
          <table:table-cell table:formula="of:=[.$P$1]*8/[.$A6]" office:value-type="float" office:value="40" calcext:value-type="float">
            <text:p>40</text:p>
          </table:table-cell>
          <table:table-cell table:formula="of:=[.$Q$1]*8/[.$A6]" office:value-type="float" office:value="38" calcext:value-type="float">
            <text:p>38</text:p>
          </table:table-cell>
          <table:table-cell table:formula="of:=[.$R$1]*8/[.$A6]" office:value-type="float" office:value="36" calcext:value-type="float">
            <text:p>36</text:p>
          </table:table-cell>
          <table:table-cell table:number-columns-repeated="3"/>
          <table:table-cell table:formula="of:=320*240*[.A6]/8" office:value-type="float" office:value="38400" calcext:value-type="float">
            <text:p>384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*</text:p>
          </table:table-cell>
          <table:table-cell table:formula="of:=[.$F$1]*8/[.A7]" office:value-type="float" office:value="51.2" calcext:value-type="float">
            <text:p>51.2</text:p>
          </table:table-cell>
          <table:table-cell table:formula="of:=[.$G$1]*8/[.A7]" office:value-type="float" office:value="49.6" calcext:value-type="float">
            <text:p>49.6</text:p>
          </table:table-cell>
          <table:table-cell table:style-name="ce1" table:formula="of:=[.$H$1]*8/[.$A7]" office:value-type="float" office:value="48" calcext:value-type="float">
            <text:p>48</text:p>
          </table:table-cell>
          <table:table-cell table:formula="of:=[.$I$1]*8/[.$A7]" office:value-type="float" office:value="46.4" calcext:value-type="float">
            <text:p>46.4</text:p>
          </table:table-cell>
          <table:table-cell table:formula="of:=[.$J$1]*8/[.$A7]" office:value-type="float" office:value="44.8" calcext:value-type="float">
            <text:p>44.8</text:p>
          </table:table-cell>
          <table:table-cell table:formula="of:=[.$K$1]*8/[.$A7]" office:value-type="float" office:value="43.2" calcext:value-type="float">
            <text:p>43.2</text:p>
          </table:table-cell>
          <table:table-cell table:formula="of:=[.$L$1]*8/[.$A7]" office:value-type="float" office:value="41.6" calcext:value-type="float">
            <text:p>41.6</text:p>
          </table:table-cell>
          <table:table-cell table:formula="of:=[.$M$1]*8/[.$A7]" office:value-type="float" office:value="38.4" calcext:value-type="float">
            <text:p>38.4</text:p>
          </table:table-cell>
          <table:table-cell table:formula="of:=[.$N$1]*8/[.$A7]" office:value-type="float" office:value="35.2" calcext:value-type="float">
            <text:p>35.2</text:p>
          </table:table-cell>
          <table:table-cell table:formula="of:=[.$O$1]*8/[.$A7]" office:value-type="float" office:value="33.6" calcext:value-type="float">
            <text:p>33.6</text:p>
          </table:table-cell>
          <table:table-cell table:style-name="ce5" table:formula="of:=[.$P$1]*8/[.$A7]" office:value-type="float" office:value="32" calcext:value-type="float">
            <text:p>32</text:p>
          </table:table-cell>
          <table:table-cell table:formula="of:=[.$Q$1]*8/[.$A7]" office:value-type="float" office:value="30.4" calcext:value-type="float">
            <text:p>30.4</text:p>
          </table:table-cell>
          <table:table-cell table:formula="of:=[.$R$1]*8/[.$A7]" office:value-type="float" office:value="28.8" calcext:value-type="float">
            <text:p>28.8</text:p>
          </table:table-cell>
          <table:table-cell table:number-columns-repeated="3"/>
          <table:table-cell table:formula="of:=320*240*[.A7]/8" office:value-type="float" office:value="48000" calcext:value-type="float">
            <text:p>48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formula="of:=[.$F$1]*8/[.A8]" office:value-type="float" office:value="42.6666666666667" calcext:value-type="float">
            <text:p>42.6666666666667</text:p>
          </table:table-cell>
          <table:table-cell table:formula="of:=[.$G$1]*8/[.A8]" office:value-type="float" office:value="41.3333333333333" calcext:value-type="float">
            <text:p>41.3333333333333</text:p>
          </table:table-cell>
          <table:table-cell table:style-name="ce1" table:formula="of:=[.$H$1]*8/[.$A8]" office:value-type="float" office:value="40" calcext:value-type="float">
            <text:p>40</text:p>
          </table:table-cell>
          <table:table-cell table:formula="of:=[.$I$1]*8/[.$A8]" office:value-type="float" office:value="38.6666666666667" calcext:value-type="float">
            <text:p>38.6666666666667</text:p>
          </table:table-cell>
          <table:table-cell table:formula="of:=[.$J$1]*8/[.$A8]" office:value-type="float" office:value="37.3333333333333" calcext:value-type="float">
            <text:p>37.3333333333333</text:p>
          </table:table-cell>
          <table:table-cell table:formula="of:=[.$K$1]*8/[.$A8]" office:value-type="float" office:value="36" calcext:value-type="float">
            <text:p>36</text:p>
          </table:table-cell>
          <table:table-cell table:formula="of:=[.$L$1]*8/[.$A8]" office:value-type="float" office:value="34.6666666666667" calcext:value-type="float">
            <text:p>34.6666666666667</text:p>
          </table:table-cell>
          <table:table-cell table:formula="of:=[.$M$1]*8/[.$A8]" office:value-type="float" office:value="32" calcext:value-type="float">
            <text:p>32</text:p>
          </table:table-cell>
          <table:table-cell table:formula="of:=[.$N$1]*8/[.$A8]" office:value-type="float" office:value="29.3333333333333" calcext:value-type="float">
            <text:p>29.3333333333333</text:p>
          </table:table-cell>
          <table:table-cell table:formula="of:=[.$O$1]*8/[.$A8]" office:value-type="float" office:value="28" calcext:value-type="float">
            <text:p>28</text:p>
          </table:table-cell>
          <table:table-cell table:formula="of:=[.$P$1]*8/[.$A8]" office:value-type="float" office:value="26.6666666666667" calcext:value-type="float">
            <text:p>26.6666666666667</text:p>
          </table:table-cell>
          <table:table-cell table:formula="of:=[.$Q$1]*8/[.$A8]" office:value-type="float" office:value="25.3333333333333" calcext:value-type="float">
            <text:p>25.3333333333333</text:p>
          </table:table-cell>
          <table:table-cell table:formula="of:=[.$R$1]*8/[.$A8]" office:value-type="float" office:value="24" calcext:value-type="float">
            <text:p>24</text:p>
          </table:table-cell>
          <table:table-cell table:number-columns-repeated="3"/>
          <table:table-cell table:formula="of:=320*240*[.A8]/8" office:value-type="float" office:value="57600" calcext:value-type="float">
            <text:p>576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formula="of:=[.$F$1]*8/[.A9]" office:value-type="float" office:value="36.5714285714286" calcext:value-type="float">
            <text:p>36.5714285714286</text:p>
          </table:table-cell>
          <table:table-cell table:formula="of:=[.$G$1]*8/[.A9]" office:value-type="float" office:value="35.4285714285714" calcext:value-type="float">
            <text:p>35.4285714285714</text:p>
          </table:table-cell>
          <table:table-cell table:formula="of:=[.$H$1]*8/[.$A9]" office:value-type="float" office:value="34.2857142857143" calcext:value-type="float">
            <text:p>34.2857142857143</text:p>
          </table:table-cell>
          <table:table-cell table:formula="of:=[.$I$1]*8/[.$A9]" office:value-type="float" office:value="33.1428571428571" calcext:value-type="float">
            <text:p>33.1428571428571</text:p>
          </table:table-cell>
          <table:table-cell table:style-name="ce1" table:formula="of:=[.$J$1]*8/[.$A9]" office:value-type="float" office:value="32" calcext:value-type="float">
            <text:p>32</text:p>
          </table:table-cell>
          <table:table-cell table:formula="of:=[.$K$1]*8/[.$A9]" office:value-type="float" office:value="30.8571428571429" calcext:value-type="float">
            <text:p>30.8571428571429</text:p>
          </table:table-cell>
          <table:table-cell table:formula="of:=[.$L$1]*8/[.$A9]" office:value-type="float" office:value="29.7142857142857" calcext:value-type="float">
            <text:p>29.7142857142857</text:p>
          </table:table-cell>
          <table:table-cell table:formula="of:=[.$M$1]*8/[.$A9]" office:value-type="float" office:value="27.4285714285714" calcext:value-type="float">
            <text:p>27.4285714285714</text:p>
          </table:table-cell>
          <table:table-cell table:formula="of:=[.$N$1]*8/[.$A9]" office:value-type="float" office:value="25.1428571428571" calcext:value-type="float">
            <text:p>25.1428571428571</text:p>
          </table:table-cell>
          <table:table-cell table:formula="of:=[.$O$1]*8/[.$A9]" office:value-type="float" office:value="24" calcext:value-type="float">
            <text:p>24</text:p>
          </table:table-cell>
          <table:table-cell table:formula="of:=[.$P$1]*8/[.$A9]" office:value-type="float" office:value="22.8571428571429" calcext:value-type="float">
            <text:p>22.8571428571429</text:p>
          </table:table-cell>
          <table:table-cell table:formula="of:=[.$Q$1]*8/[.$A9]" office:value-type="float" office:value="21.7142857142857" calcext:value-type="float">
            <text:p>21.7142857142857</text:p>
          </table:table-cell>
          <table:table-cell table:formula="of:=[.$R$1]*8/[.$A9]" office:value-type="float" office:value="20.5714285714286" calcext:value-type="float">
            <text:p>20.5714285714286</text:p>
          </table:table-cell>
          <table:table-cell table:number-columns-repeated="3"/>
          <table:table-cell table:formula="of:=320*240*[.A9]/8" office:value-type="float" office:value="67200" calcext:value-type="float">
            <text:p>67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style-name="ce1" table:formula="of:=[.$F$1]*8/[.A10]" office:value-type="float" office:value="32" calcext:value-type="float">
            <text:p>32</text:p>
          </table:table-cell>
          <table:table-cell table:formula="of:=[.$G$1]*8/[.A10]" office:value-type="float" office:value="31" calcext:value-type="float">
            <text:p>31</text:p>
          </table:table-cell>
          <table:table-cell table:formula="of:=[.$H$1]*8/[.$A10]" office:value-type="float" office:value="30" calcext:value-type="float">
            <text:p>30</text:p>
          </table:table-cell>
          <table:table-cell table:formula="of:=[.$I$1]*8/[.$A10]" office:value-type="float" office:value="29" calcext:value-type="float">
            <text:p>29</text:p>
          </table:table-cell>
          <table:table-cell table:formula="of:=[.$J$1]*8/[.$A10]" office:value-type="float" office:value="28" calcext:value-type="float">
            <text:p>28</text:p>
          </table:table-cell>
          <table:table-cell table:formula="of:=[.$K$1]*8/[.$A10]" office:value-type="float" office:value="27" calcext:value-type="float">
            <text:p>27</text:p>
          </table:table-cell>
          <table:table-cell table:formula="of:=[.$L$1]*8/[.$A10]" office:value-type="float" office:value="26" calcext:value-type="float">
            <text:p>26</text:p>
          </table:table-cell>
          <table:table-cell table:formula="of:=[.$M$1]*8/[.$A10]" office:value-type="float" office:value="24" calcext:value-type="float">
            <text:p>24</text:p>
          </table:table-cell>
          <table:table-cell table:formula="of:=[.$N$1]*8/[.$A10]" office:value-type="float" office:value="22" calcext:value-type="float">
            <text:p>22</text:p>
          </table:table-cell>
          <table:table-cell table:formula="of:=[.$O$1]*8/[.$A10]" office:value-type="float" office:value="21" calcext:value-type="float">
            <text:p>21</text:p>
          </table:table-cell>
          <table:table-cell table:formula="of:=[.$P$1]*8/[.$A10]" office:value-type="float" office:value="20" calcext:value-type="float">
            <text:p>20</text:p>
          </table:table-cell>
          <table:table-cell table:formula="of:=[.$Q$1]*8/[.$A10]" office:value-type="float" office:value="19" calcext:value-type="float">
            <text:p>19</text:p>
          </table:table-cell>
          <table:table-cell table:formula="of:=[.$R$1]*8/[.$A10]" office:value-type="float" office:value="18" calcext:value-type="float">
            <text:p>18</text:p>
          </table:table-cell>
          <table:table-cell table:number-columns-repeated="3"/>
          <table:table-cell table:formula="of:=320*240*[.A10]/8" office:value-type="float" office:value="76800" calcext:value-type="float">
            <text:p>768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*</text:p>
          </table:table-cell>
          <table:table-cell table:formula="of:=[.$F$1]*8/[.A11]" office:value-type="float" office:value="28.4444444444444" calcext:value-type="float">
            <text:p>28.4444444444444</text:p>
          </table:table-cell>
          <table:table-cell table:formula="of:=[.$G$1]*8/[.A11]" office:value-type="float" office:value="27.5555555555556" calcext:value-type="float">
            <text:p>27.5555555555556</text:p>
          </table:table-cell>
          <table:table-cell table:formula="of:=[.$H$1]*8/[.$A11]" office:value-type="float" office:value="26.6666666666667" calcext:value-type="float">
            <text:p>26.6666666666667</text:p>
          </table:table-cell>
          <table:table-cell table:formula="of:=[.$I$1]*8/[.$A11]" office:value-type="float" office:value="25.7777777777778" calcext:value-type="float">
            <text:p>25.7777777777778</text:p>
          </table:table-cell>
          <table:table-cell table:formula="of:=[.$J$1]*8/[.$A11]" office:value-type="float" office:value="24.8888888888889" calcext:value-type="float">
            <text:p>24.8888888888889</text:p>
          </table:table-cell>
          <table:table-cell table:style-name="ce1" table:formula="of:=[.$K$1]*8/[.$A11]" office:value-type="float" office:value="24" calcext:value-type="float">
            <text:p>24</text:p>
          </table:table-cell>
          <table:table-cell table:formula="of:=[.$L$1]*8/[.$A11]" office:value-type="float" office:value="23.1111111111111" calcext:value-type="float">
            <text:p>23.1111111111111</text:p>
          </table:table-cell>
          <table:table-cell table:formula="of:=[.$M$1]*8/[.$A11]" office:value-type="float" office:value="21.3333333333333" calcext:value-type="float">
            <text:p>21.3333333333333</text:p>
          </table:table-cell>
          <table:table-cell table:formula="of:=[.$N$1]*8/[.$A11]" office:value-type="float" office:value="19.5555555555556" calcext:value-type="float">
            <text:p>19.5555555555556</text:p>
          </table:table-cell>
          <table:table-cell table:formula="of:=[.$O$1]*8/[.$A11]" office:value-type="float" office:value="18.6666666666667" calcext:value-type="float">
            <text:p>18.6666666666667</text:p>
          </table:table-cell>
          <table:table-cell table:formula="of:=[.$P$1]*8/[.$A11]" office:value-type="float" office:value="17.7777777777778" calcext:value-type="float">
            <text:p>17.7777777777778</text:p>
          </table:table-cell>
          <table:table-cell table:formula="of:=[.$Q$1]*8/[.$A11]" office:value-type="float" office:value="16.8888888888889" calcext:value-type="float">
            <text:p>16.8888888888889</text:p>
          </table:table-cell>
          <table:table-cell table:style-name="ce5" table:formula="of:=[.$R$1]*8/[.$A11]" office:value-type="float" office:value="16" calcext:value-type="float">
            <text:p>16</text:p>
          </table:table-cell>
          <table:table-cell table:number-columns-repeated="3"/>
          <table:table-cell table:formula="of:=320*240*[.A11]/8" office:value-type="float" office:value="86400" calcext:value-type="float">
            <text:p>864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*</text:p>
          </table:table-cell>
          <table:table-cell table:formula="of:=[.$F$1]*8/[.A12]" office:value-type="float" office:value="25.6" calcext:value-type="float">
            <text:p>25.6</text:p>
          </table:table-cell>
          <table:table-cell table:formula="of:=[.$G$1]*8/[.A12]" office:value-type="float" office:value="24.8" calcext:value-type="float">
            <text:p>24.8</text:p>
          </table:table-cell>
          <table:table-cell table:style-name="ce1" table:formula="of:=[.$H$1]*8/[.$A12]" office:value-type="float" office:value="24" calcext:value-type="float">
            <text:p>24</text:p>
          </table:table-cell>
          <table:table-cell table:formula="of:=[.$I$1]*8/[.$A12]" office:value-type="float" office:value="23.2" calcext:value-type="float">
            <text:p>23.2</text:p>
          </table:table-cell>
          <table:table-cell table:formula="of:=[.$J$1]*8/[.$A12]" office:value-type="float" office:value="22.4" calcext:value-type="float">
            <text:p>22.4</text:p>
          </table:table-cell>
          <table:table-cell table:formula="of:=[.$K$1]*8/[.$A12]" office:value-type="float" office:value="21.6" calcext:value-type="float">
            <text:p>21.6</text:p>
          </table:table-cell>
          <table:table-cell table:formula="of:=[.$L$1]*8/[.$A12]" office:value-type="float" office:value="20.8" calcext:value-type="float">
            <text:p>20.8</text:p>
          </table:table-cell>
          <table:table-cell table:formula="of:=[.$M$1]*8/[.$A12]" office:value-type="float" office:value="19.2" calcext:value-type="float">
            <text:p>19.2</text:p>
          </table:table-cell>
          <table:table-cell table:formula="of:=[.$N$1]*8/[.$A12]" office:value-type="float" office:value="17.6" calcext:value-type="float">
            <text:p>17.6</text:p>
          </table:table-cell>
          <table:table-cell table:formula="of:=[.$O$1]*8/[.$A12]" office:value-type="float" office:value="16.8" calcext:value-type="float">
            <text:p>16.8</text:p>
          </table:table-cell>
          <table:table-cell table:style-name="ce5" table:formula="of:=[.$P$1]*8/[.$A12]" office:value-type="float" office:value="16" calcext:value-type="float">
            <text:p>16</text:p>
          </table:table-cell>
          <table:table-cell table:formula="of:=[.$Q$1]*8/[.$A12]" office:value-type="float" office:value="15.2" calcext:value-type="float">
            <text:p>15.2</text:p>
          </table:table-cell>
          <table:table-cell table:formula="of:=[.$R$1]*8/[.$A12]" office:value-type="float" office:value="14.4" calcext:value-type="float">
            <text:p>14.4</text:p>
          </table:table-cell>
          <table:table-cell table:number-columns-repeated="3"/>
          <table:table-cell table:formula="of:=320*240*[.A12]/8" office:value-type="float" office:value="96000" calcext:value-type="float">
            <text:p>96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formula="of:=[.$F$1]*8/[.A13]" office:value-type="float" office:value="23.2727272727273" calcext:value-type="float">
            <text:p>23.2727272727273</text:p>
          </table:table-cell>
          <table:table-cell table:formula="of:=[.$G$1]*8/[.A13]" office:value-type="float" office:value="22.5454545454545" calcext:value-type="float">
            <text:p>22.5454545454545</text:p>
          </table:table-cell>
          <table:table-cell table:formula="of:=[.$H$1]*8/[.$A13]" office:value-type="float" office:value="21.8181818181818" calcext:value-type="float">
            <text:p>21.8181818181818</text:p>
          </table:table-cell>
          <table:table-cell table:formula="of:=[.$I$1]*8/[.$A13]" office:value-type="float" office:value="21.0909090909091" calcext:value-type="float">
            <text:p>21.0909090909091</text:p>
          </table:table-cell>
          <table:table-cell table:formula="of:=[.$J$1]*8/[.$A13]" office:value-type="float" office:value="20.3636363636364" calcext:value-type="float">
            <text:p>20.3636363636364</text:p>
          </table:table-cell>
          <table:table-cell table:formula="of:=[.$K$1]*8/[.$A13]" office:value-type="float" office:value="19.6363636363636" calcext:value-type="float">
            <text:p>19.6363636363636</text:p>
          </table:table-cell>
          <table:table-cell table:formula="of:=[.$L$1]*8/[.$A13]" office:value-type="float" office:value="18.9090909090909" calcext:value-type="float">
            <text:p>18.9090909090909</text:p>
          </table:table-cell>
          <table:table-cell table:formula="of:=[.$M$1]*8/[.$A13]" office:value-type="float" office:value="17.4545454545455" calcext:value-type="float">
            <text:p>17.4545454545455</text:p>
          </table:table-cell>
          <table:table-cell table:style-name="ce1" table:formula="of:=[.$N$1]*8/[.$A13]" office:value-type="float" office:value="16" calcext:value-type="float">
            <text:p>16</text:p>
          </table:table-cell>
          <table:table-cell table:formula="of:=[.$O$1]*8/[.$A13]" office:value-type="float" office:value="15.2727272727273" calcext:value-type="float">
            <text:p>15.2727272727273</text:p>
          </table:table-cell>
          <table:table-cell table:formula="of:=[.$P$1]*8/[.$A13]" office:value-type="float" office:value="14.5454545454545" calcext:value-type="float">
            <text:p>14.5454545454545</text:p>
          </table:table-cell>
          <table:table-cell table:formula="of:=[.$Q$1]*8/[.$A13]" office:value-type="float" office:value="13.8181818181818" calcext:value-type="float">
            <text:p>13.8181818181818</text:p>
          </table:table-cell>
          <table:table-cell table:formula="of:=[.$R$1]*8/[.$A13]" office:value-type="float" office:value="13.0909090909091" calcext:value-type="float">
            <text:p>13.0909090909091</text:p>
          </table:table-cell>
          <table:table-cell table:number-columns-repeated="3"/>
          <table:table-cell table:formula="of:=320*240*[.A13]/8" office:value-type="float" office:value="105600" calcext:value-type="float">
            <text:p>1056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formula="of:=[.$F$1]*8/[.A14]" office:value-type="float" office:value="21.3333333333333" calcext:value-type="float">
            <text:p>21.3333333333333</text:p>
          </table:table-cell>
          <table:table-cell table:formula="of:=[.$G$1]*8/[.A14]" office:value-type="float" office:value="20.6666666666667" calcext:value-type="float">
            <text:p>20.6666666666667</text:p>
          </table:table-cell>
          <table:table-cell table:style-name="ce1" table:formula="of:=[.$H$1]*8/[.$A14]" office:value-type="float" office:value="20" calcext:value-type="float">
            <text:p>20</text:p>
          </table:table-cell>
          <table:table-cell table:formula="of:=[.$I$1]*8/[.$A14]" office:value-type="float" office:value="19.3333333333333" calcext:value-type="float">
            <text:p>19.3333333333333</text:p>
          </table:table-cell>
          <table:table-cell table:formula="of:=[.$J$1]*8/[.$A14]" office:value-type="float" office:value="18.6666666666667" calcext:value-type="float">
            <text:p>18.6666666666667</text:p>
          </table:table-cell>
          <table:table-cell table:formula="of:=[.$K$1]*8/[.$A14]" office:value-type="float" office:value="18" calcext:value-type="float">
            <text:p>18</text:p>
          </table:table-cell>
          <table:table-cell table:formula="of:=[.$L$1]*8/[.$A14]" office:value-type="float" office:value="17.3333333333333" calcext:value-type="float">
            <text:p>17.3333333333333</text:p>
          </table:table-cell>
          <table:table-cell table:formula="of:=[.$M$1]*8/[.$A14]" office:value-type="float" office:value="16" calcext:value-type="float">
            <text:p>16</text:p>
          </table:table-cell>
          <table:table-cell table:formula="of:=[.$N$1]*8/[.$A14]" office:value-type="float" office:value="14.6666666666667" calcext:value-type="float">
            <text:p>14.6666666666667</text:p>
          </table:table-cell>
          <table:table-cell table:formula="of:=[.$O$1]*8/[.$A14]" office:value-type="float" office:value="14" calcext:value-type="float">
            <text:p>14</text:p>
          </table:table-cell>
          <table:table-cell table:formula="of:=[.$P$1]*8/[.$A14]" office:value-type="float" office:value="13.3333333333333" calcext:value-type="float">
            <text:p>13.3333333333333</text:p>
          </table:table-cell>
          <table:table-cell table:formula="of:=[.$Q$1]*8/[.$A14]" office:value-type="float" office:value="12.6666666666667" calcext:value-type="float">
            <text:p>12.6666666666667</text:p>
          </table:table-cell>
          <table:table-cell table:formula="of:=[.$R$1]*8/[.$A14]" office:value-type="float" office:value="12" calcext:value-type="float">
            <text:p>12</text:p>
          </table:table-cell>
          <table:table-cell table:number-columns-repeated="3"/>
          <table:table-cell table:formula="of:=320*240*[.A14]/8" office:value-type="float" office:value="115200" calcext:value-type="float">
            <text:p>1152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formula="of:=[.$F$1]*8/[.A15]" office:value-type="float" office:value="19.6923076923077" calcext:value-type="float">
            <text:p>19.6923076923077</text:p>
          </table:table-cell>
          <table:table-cell table:formula="of:=[.$G$1]*8/[.A15]" office:value-type="float" office:value="19.0769230769231" calcext:value-type="float">
            <text:p>19.0769230769231</text:p>
          </table:table-cell>
          <table:table-cell table:formula="of:=[.$H$1]*8/[.$A15]" office:value-type="float" office:value="18.4615384615385" calcext:value-type="float">
            <text:p>18.4615384615385</text:p>
          </table:table-cell>
          <table:table-cell table:formula="of:=[.$I$1]*8/[.$A15]" office:value-type="float" office:value="17.8461538461538" calcext:value-type="float">
            <text:p>17.8461538461538</text:p>
          </table:table-cell>
          <table:table-cell table:formula="of:=[.$J$1]*8/[.$A15]" office:value-type="float" office:value="17.2307692307692" calcext:value-type="float">
            <text:p>17.2307692307692</text:p>
          </table:table-cell>
          <table:table-cell table:formula="of:=[.$K$1]*8/[.$A15]" office:value-type="float" office:value="16.6153846153846" calcext:value-type="float">
            <text:p>16.6153846153846</text:p>
          </table:table-cell>
          <table:table-cell table:style-name="ce1" table:formula="of:=[.$L$1]*8/[.$A15]" office:value-type="float" office:value="16" calcext:value-type="float">
            <text:p>16</text:p>
          </table:table-cell>
          <table:table-cell table:formula="of:=[.$M$1]*8/[.$A15]" office:value-type="float" office:value="14.7692307692308" calcext:value-type="float">
            <text:p>14.7692307692308</text:p>
          </table:table-cell>
          <table:table-cell table:formula="of:=[.$N$1]*8/[.$A15]" office:value-type="float" office:value="13.5384615384615" calcext:value-type="float">
            <text:p>13.5384615384615</text:p>
          </table:table-cell>
          <table:table-cell table:formula="of:=[.$O$1]*8/[.$A15]" office:value-type="float" office:value="12.9230769230769" calcext:value-type="float">
            <text:p>12.9230769230769</text:p>
          </table:table-cell>
          <table:table-cell table:formula="of:=[.$P$1]*8/[.$A15]" office:value-type="float" office:value="12.3076923076923" calcext:value-type="float">
            <text:p>12.3076923076923</text:p>
          </table:table-cell>
          <table:table-cell table:formula="of:=[.$Q$1]*8/[.$A15]" office:value-type="float" office:value="11.6923076923077" calcext:value-type="float">
            <text:p>11.6923076923077</text:p>
          </table:table-cell>
          <table:table-cell table:formula="of:=[.$R$1]*8/[.$A15]" office:value-type="float" office:value="11.0769230769231" calcext:value-type="float">
            <text:p>11.0769230769231</text:p>
          </table:table-cell>
          <table:table-cell table:number-columns-repeated="3"/>
          <table:table-cell table:formula="of:=320*240*[.A15]/8" office:value-type="float" office:value="124800" calcext:value-type="float">
            <text:p>1248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formula="of:=[.$F$1]*8/[.A16]" office:value-type="float" office:value="18.2857142857143" calcext:value-type="float">
            <text:p>18.2857142857143</text:p>
          </table:table-cell>
          <table:table-cell table:formula="of:=[.$G$1]*8/[.A16]" office:value-type="float" office:value="17.7142857142857" calcext:value-type="float">
            <text:p>17.7142857142857</text:p>
          </table:table-cell>
          <table:table-cell table:formula="of:=[.$H$1]*8/[.$A16]" office:value-type="float" office:value="17.1428571428571" calcext:value-type="float">
            <text:p>17.1428571428571</text:p>
          </table:table-cell>
          <table:table-cell table:formula="of:=[.$I$1]*8/[.$A16]" office:value-type="float" office:value="16.5714285714286" calcext:value-type="float">
            <text:p>16.5714285714286</text:p>
          </table:table-cell>
          <table:table-cell table:style-name="ce1" table:formula="of:=[.$J$1]*8/[.$A16]" office:value-type="float" office:value="16" calcext:value-type="float">
            <text:p>16</text:p>
          </table:table-cell>
          <table:table-cell table:formula="of:=[.$K$1]*8/[.$A16]" office:value-type="float" office:value="15.4285714285714" calcext:value-type="float">
            <text:p>15.4285714285714</text:p>
          </table:table-cell>
          <table:table-cell table:formula="of:=[.$L$1]*8/[.$A16]" office:value-type="float" office:value="14.8571428571429" calcext:value-type="float">
            <text:p>14.8571428571429</text:p>
          </table:table-cell>
          <table:table-cell table:formula="of:=[.$M$1]*8/[.$A16]" office:value-type="float" office:value="13.7142857142857" calcext:value-type="float">
            <text:p>13.7142857142857</text:p>
          </table:table-cell>
          <table:table-cell table:formula="of:=[.$N$1]*8/[.$A16]" office:value-type="float" office:value="12.5714285714286" calcext:value-type="float">
            <text:p>12.5714285714286</text:p>
          </table:table-cell>
          <table:table-cell table:formula="of:=[.$O$1]*8/[.$A16]" office:value-type="float" office:value="12" calcext:value-type="float">
            <text:p>12</text:p>
          </table:table-cell>
          <table:table-cell table:formula="of:=[.$P$1]*8/[.$A16]" office:value-type="float" office:value="11.4285714285714" calcext:value-type="float">
            <text:p>11.4285714285714</text:p>
          </table:table-cell>
          <table:table-cell table:formula="of:=[.$Q$1]*8/[.$A16]" office:value-type="float" office:value="10.8571428571429" calcext:value-type="float">
            <text:p>10.8571428571429</text:p>
          </table:table-cell>
          <table:table-cell table:formula="of:=[.$R$1]*8/[.$A16]" office:value-type="float" office:value="10.2857142857143" calcext:value-type="float">
            <text:p>10.2857142857143</text:p>
          </table:table-cell>
          <table:table-cell table:number-columns-repeated="3"/>
          <table:table-cell table:formula="of:=320*240*[.A16]/8" office:value-type="float" office:value="134400" calcext:value-type="float">
            <text:p>1344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formula="of:=[.$F$1]*8/[.A17]" office:value-type="float" office:value="17.0666666666667" calcext:value-type="float">
            <text:p>17.0666666666667</text:p>
          </table:table-cell>
          <table:table-cell table:formula="of:=[.$G$1]*8/[.A17]" office:value-type="float" office:value="16.5333333333333" calcext:value-type="float">
            <text:p>16.5333333333333</text:p>
          </table:table-cell>
          <table:table-cell table:style-name="ce1" table:formula="of:=[.$H$1]*8/[.$A17]" office:value-type="float" office:value="16" calcext:value-type="float">
            <text:p>16</text:p>
          </table:table-cell>
          <table:table-cell table:formula="of:=[.$I$1]*8/[.$A17]" office:value-type="float" office:value="15.4666666666667" calcext:value-type="float">
            <text:p>15.4666666666667</text:p>
          </table:table-cell>
          <table:table-cell table:formula="of:=[.$J$1]*8/[.$A17]" office:value-type="float" office:value="14.9333333333333" calcext:value-type="float">
            <text:p>14.9333333333333</text:p>
          </table:table-cell>
          <table:table-cell table:formula="of:=[.$K$1]*8/[.$A17]" office:value-type="float" office:value="14.4" calcext:value-type="float">
            <text:p>14.4</text:p>
          </table:table-cell>
          <table:table-cell table:formula="of:=[.$L$1]*8/[.$A17]" office:value-type="float" office:value="13.8666666666667" calcext:value-type="float">
            <text:p>13.8666666666667</text:p>
          </table:table-cell>
          <table:table-cell table:formula="of:=[.$M$1]*8/[.$A17]" office:value-type="float" office:value="12.8" calcext:value-type="float">
            <text:p>12.8</text:p>
          </table:table-cell>
          <table:table-cell table:formula="of:=[.$N$1]*8/[.$A17]" office:value-type="float" office:value="11.7333333333333" calcext:value-type="float">
            <text:p>11.7333333333333</text:p>
          </table:table-cell>
          <table:table-cell table:formula="of:=[.$O$1]*8/[.$A17]" office:value-type="float" office:value="11.2" calcext:value-type="float">
            <text:p>11.2</text:p>
          </table:table-cell>
          <table:table-cell table:formula="of:=[.$P$1]*8/[.$A17]" office:value-type="float" office:value="10.6666666666667" calcext:value-type="float">
            <text:p>10.6666666666667</text:p>
          </table:table-cell>
          <table:table-cell table:formula="of:=[.$Q$1]*8/[.$A17]" office:value-type="float" office:value="10.1333333333333" calcext:value-type="float">
            <text:p>10.1333333333333</text:p>
          </table:table-cell>
          <table:table-cell table:formula="of:=[.$R$1]*8/[.$A17]" office:value-type="float" office:value="9.6" calcext:value-type="float">
            <text:p>9.6</text:p>
          </table:table-cell>
          <table:table-cell table:number-columns-repeated="3"/>
          <table:table-cell table:formula="of:=320*240*[.A17]/8" office:value-type="float" office:value="144000" calcext:value-type="float">
            <text:p>144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style-name="ce1" table:formula="of:=[.$F$1]*8/[.A18]" office:value-type="float" office:value="16" calcext:value-type="float">
            <text:p>16</text:p>
          </table:table-cell>
          <table:table-cell table:formula="of:=[.$G$1]*8/[.A18]" office:value-type="float" office:value="15.5" calcext:value-type="float">
            <text:p>15.5</text:p>
          </table:table-cell>
          <table:table-cell table:formula="of:=[.$H$1]*8/[.$A18]" office:value-type="float" office:value="15" calcext:value-type="float">
            <text:p>15</text:p>
          </table:table-cell>
          <table:table-cell table:formula="of:=[.$I$1]*8/[.$A18]" office:value-type="float" office:value="14.5" calcext:value-type="float">
            <text:p>14.5</text:p>
          </table:table-cell>
          <table:table-cell table:formula="of:=[.$J$1]*8/[.$A18]" office:value-type="float" office:value="14" calcext:value-type="float">
            <text:p>14</text:p>
          </table:table-cell>
          <table:table-cell table:formula="of:=[.$K$1]*8/[.$A18]" office:value-type="float" office:value="13.5" calcext:value-type="float">
            <text:p>13.5</text:p>
          </table:table-cell>
          <table:table-cell table:formula="of:=[.$L$1]*8/[.$A18]" office:value-type="float" office:value="13" calcext:value-type="float">
            <text:p>13</text:p>
          </table:table-cell>
          <table:table-cell table:formula="of:=[.$M$1]*8/[.$A18]" office:value-type="float" office:value="12" calcext:value-type="float">
            <text:p>12</text:p>
          </table:table-cell>
          <table:table-cell table:formula="of:=[.$N$1]*8/[.$A18]" office:value-type="float" office:value="11" calcext:value-type="float">
            <text:p>11</text:p>
          </table:table-cell>
          <table:table-cell table:formula="of:=[.$O$1]*8/[.$A18]" office:value-type="float" office:value="10.5" calcext:value-type="float">
            <text:p>10.5</text:p>
          </table:table-cell>
          <table:table-cell table:formula="of:=[.$P$1]*8/[.$A18]" office:value-type="float" office:value="10" calcext:value-type="float">
            <text:p>10</text:p>
          </table:table-cell>
          <table:table-cell table:formula="of:=[.$Q$1]*8/[.$A18]" office:value-type="float" office:value="9.5" calcext:value-type="float">
            <text:p>9.5</text:p>
          </table:table-cell>
          <table:table-cell table:formula="of:=[.$R$1]*8/[.$A18]" office:value-type="float" office:value="9" calcext:value-type="float">
            <text:p>9</text:p>
          </table:table-cell>
          <table:table-cell table:number-columns-repeated="3"/>
          <table:table-cell table:formula="of:=320*240*[.A18]/8" office:value-type="float" office:value="153600" calcext:value-type="float">
            <text:p>153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1T15:12:36.010508503</meta:creation-date>
    <dc:date>2022-08-17T07:54:11.713548039</dc:date>
    <meta:editing-duration>P2DT12H39M58S</meta:editing-duration>
    <meta:editing-cycles>6</meta:editing-cycles>
    <meta:generator>LibreOffice/7.3.5.2$Linux_X86_64 LibreOffice_project/30$Build-2</meta:generator>
    <meta:document-statistic meta:table-count="1" meta:cell-count="27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legend chart:legend-position="end" svg:x="13.697cm" svg:y="4.192cm" style:legend-expansion="high" chart:style-name="ch2"/>
        <chart:plot-area chart:style-name="ch3" table:cell-range-address="Sheet1.V3:Sheet1.V18" svg:x="0.319cm" svg:y="0.179cm" svg:width="13.059cm" svg:height="8.631cm">
          <chart:coordinate-region svg:x="1.713cm" svg:y="0.381cm" svg:width="11.665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3:Sheet1.V18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00">
                <text:p>9600</text:p>
                <draw:g>
                  <svg:desc>Sheet1.V3:Sheet1.V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00">
                <text:p>19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00">
                <text:p>38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00">
                <text:p>48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200">
                <text:p>67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800">
                <text:p>768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400">
                <text:p>86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600">
                <text:p>1056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200">
                <text:p>115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800">
                <text:p>1248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4400">
                <text:p>134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000">
                <text:p>144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3600">
                <text:p>153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